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cc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mon_dd_WOR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sc,rule</text:p>
          </table:table-cell>
          <table:table-cell office:value-type="float" office:value="3166185" calcext:value-type="float">
            <text:p>3166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year,rule</text:p>
          </table:table-cell>
          <table:table-cell office:value-type="float" office:value="104994780" calcext:value-type="float">
            <text:p>104994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_WOR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_sc_WORD,rule</text:p>
          </table:table-cell>
          <table:table-cell office:value-type="float" office:value="1021350" calcext:value-type="float">
            <text:p>102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dddd_WORD,rule</text:p>
          </table:table-cell>
          <table:table-cell office:value-type="float" office:value="1021350000" calcext:value-type="float">
            <text:p>102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dd_WORD,rule</text:p>
          </table:table-cell>
          <table:table-cell office:value-type="float" office:value="10213500" calcext:value-type="float">
            <text:p>102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,rule</text:p>
          </table:table-cell>
          <table:table-cell office:value-type="float" office:value="817080" calcext:value-type="float">
            <text:p>81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d_mon_sc,rule</text:p>
          </table:table-cell>
          <table:table-cell office:value-type="float" office:value="106220400" calcext:value-type="float">
            <text:p>10622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d_sc,rule</text:p>
          </table:table-cell>
          <table:table-cell office:value-type="float" office:value="8170800" calcext:value-type="float">
            <text:p>817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3990528" calcext:value-type="float">
            <text:p>33990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year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year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year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2sc_dd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dd_mon,rule</text:p>
          </table:table-cell>
          <table:table-cell office:value-type="float" office:value="849783627" calcext:value-type="float">
            <text:p>8497836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d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sc,rule</text:p>
          </table:table-cell>
          <table:table-cell office:value-type="float" office:value="51108354" calcext:value-type="float">
            <text:p>5110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year,rule</text:p>
          </table:table-cell>
          <table:table-cell office:value-type="float" office:value="379942200" calcext:value-type="float">
            <text:p>3799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2sc,rule</text:p>
          </table:table-cell>
          <table:table-cell office:value-type="float" office:value="14298900" calcext:value-type="float">
            <text:p>1429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_sc,rule</text:p>
          </table:table-cell>
          <table:table-cell office:value-type="float" office:value="137146878" calcext:value-type="float">
            <text:p>1371468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sc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_sc,rule</text:p>
          </table:table-cell>
          <table:table-cell office:value-type="float" office:value="159330600" calcext:value-type="float">
            <text:p>15933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_mon,rule</text:p>
          </table:table-cell>
          <table:table-cell office:value-type="float" office:value="19630347" calcext:value-type="float">
            <text:p>19630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_sc,rule</text:p>
          </table:table-cell>
          <table:table-cell office:value-type="float" office:value="87427560" calcext:value-type="float">
            <text:p>8742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sc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cc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mon_dd_wOR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sc,rule</text:p>
          </table:table-cell>
          <table:table-cell office:value-type="float" office:value="3166185" calcext:value-type="float">
            <text:p>3166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year,rule</text:p>
          </table:table-cell>
          <table:table-cell office:value-type="float" office:value="104994780" calcext:value-type="float">
            <text:p>104994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_wOR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_sc_wORD,rule</text:p>
          </table:table-cell>
          <table:table-cell office:value-type="float" office:value="1021350" calcext:value-type="float">
            <text:p>102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dddd_wORD,rule</text:p>
          </table:table-cell>
          <table:table-cell office:value-type="float" office:value="1021350000" calcext:value-type="float">
            <text:p>102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dd_wORD,rule</text:p>
          </table:table-cell>
          <table:table-cell office:value-type="float" office:value="10213500" calcext:value-type="float">
            <text:p>102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,rule</text:p>
          </table:table-cell>
          <table:table-cell office:value-type="float" office:value="817080" calcext:value-type="float">
            <text:p>81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d_mon_sc,rule</text:p>
          </table:table-cell>
          <table:table-cell office:value-type="float" office:value="106220400" calcext:value-type="float">
            <text:p>10622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d_sc,rule</text:p>
          </table:table-cell>
          <table:table-cell office:value-type="float" office:value="8170800" calcext:value-type="float">
            <text:p>817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3990528" calcext:value-type="float">
            <text:p>33990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year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year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year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2sc_dd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dd_mon,rule</text:p>
          </table:table-cell>
          <table:table-cell office:value-type="float" office:value="849783627" calcext:value-type="float">
            <text:p>8497836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d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sc,rule</text:p>
          </table:table-cell>
          <table:table-cell office:value-type="float" office:value="51108354" calcext:value-type="float">
            <text:p>5110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year,rule</text:p>
          </table:table-cell>
          <table:table-cell office:value-type="float" office:value="379942200" calcext:value-type="float">
            <text:p>3799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2sc,rule</text:p>
          </table:table-cell>
          <table:table-cell office:value-type="float" office:value="14298900" calcext:value-type="float">
            <text:p>1429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_sc,rule</text:p>
          </table:table-cell>
          <table:table-cell office:value-type="float" office:value="137146878" calcext:value-type="float">
            <text:p>1371468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sc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_sc,rule</text:p>
          </table:table-cell>
          <table:table-cell office:value-type="float" office:value="159330600" calcext:value-type="float">
            <text:p>15933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_mon,rule</text:p>
          </table:table-cell>
          <table:table-cell office:value-type="float" office:value="19630347" calcext:value-type="float">
            <text:p>19630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_sc,rule</text:p>
          </table:table-cell>
          <table:table-cell office:value-type="float" office:value="87427560" calcext:value-type="float">
            <text:p>8742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sc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cc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mon_dd_Wor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sc,rule</text:p>
          </table:table-cell>
          <table:table-cell office:value-type="float" office:value="3166185" calcext:value-type="float">
            <text:p>3166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year,rule</text:p>
          </table:table-cell>
          <table:table-cell office:value-type="float" office:value="104994780" calcext:value-type="float">
            <text:p>104994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_Wor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_sc_Word,rule</text:p>
          </table:table-cell>
          <table:table-cell office:value-type="float" office:value="1021350" calcext:value-type="float">
            <text:p>102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dddd_Word,rule</text:p>
          </table:table-cell>
          <table:table-cell office:value-type="float" office:value="1021350000" calcext:value-type="float">
            <text:p>102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dd_Word,rule</text:p>
          </table:table-cell>
          <table:table-cell office:value-type="float" office:value="10213500" calcext:value-type="float">
            <text:p>102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,rule</text:p>
          </table:table-cell>
          <table:table-cell office:value-type="float" office:value="817080" calcext:value-type="float">
            <text:p>81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d_mon_sc,rule</text:p>
          </table:table-cell>
          <table:table-cell office:value-type="float" office:value="106220400" calcext:value-type="float">
            <text:p>10622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d_sc,rule</text:p>
          </table:table-cell>
          <table:table-cell office:value-type="float" office:value="8170800" calcext:value-type="float">
            <text:p>817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3990528" calcext:value-type="float">
            <text:p>33990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year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year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year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2sc_dd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dd_mon,rule</text:p>
          </table:table-cell>
          <table:table-cell office:value-type="float" office:value="849783627" calcext:value-type="float">
            <text:p>8497836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9.71997400422323" calcext:value-type="float">
            <text:p>9,7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d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sc,rule</text:p>
          </table:table-cell>
          <table:table-cell office:value-type="float" office:value="51108354" calcext:value-type="float">
            <text:p>51108354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year,rule</text:p>
          </table:table-cell>
          <table:table-cell office:value-type="float" office:value="379942200" calcext:value-type="float">
            <text:p>3799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16.4448463519582" calcext:value-type="float">
            <text:p>16,44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9.20198455266693" calcext:value-type="float">
            <text:p>9,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7.72237001965316" calcext:value-type="float">
            <text:p>7,7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2sc,rule</text:p>
          </table:table-cell>
          <table:table-cell office:value-type="float" office:value="14298900" calcext:value-type="float">
            <text:p>1429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_sc,rule</text:p>
          </table:table-cell>
          <table:table-cell office:value-type="float" office:value="137146878" calcext:value-type="float">
            <text:p>1371468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sc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9.21157329590037" calcext:value-type="float">
            <text:p>9,2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_sc,rule</text:p>
          </table:table-cell>
          <table:table-cell office:value-type="float" office:value="159330600" calcext:value-type="float">
            <text:p>15933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11.8418859466127" calcext:value-type="float">
            <text:p>11,84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29.1795248677656" calcext:value-type="float">
            <text:p>29,1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_mon,rule</text:p>
          </table:table-cell>
          <table:table-cell office:value-type="float" office:value="19630347" calcext:value-type="float">
            <text:p>19630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_sc,rule</text:p>
          </table:table-cell>
          <table:table-cell office:value-type="float" office:value="87427560" calcext:value-type="float">
            <text:p>8742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sc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8.47865724706115" calcext:value-type="float">
            <text:p>8,4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62935536475972" calcext:value-type="float">
            <text:p>9,63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cc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mon_dd_wor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sc,rule</text:p>
          </table:table-cell>
          <table:table-cell office:value-type="float" office:value="3166185" calcext:value-type="float">
            <text:p>3166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year,rule</text:p>
          </table:table-cell>
          <table:table-cell office:value-type="float" office:value="104994780" calcext:value-type="float">
            <text:p>104994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d_wor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_sc_word,rule</text:p>
          </table:table-cell>
          <table:table-cell office:value-type="float" office:value="1021350" calcext:value-type="float">
            <text:p>102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dddd_word,rule</text:p>
          </table:table-cell>
          <table:table-cell office:value-type="float" office:value="1021350000" calcext:value-type="float">
            <text:p>102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dd_word,rule</text:p>
          </table:table-cell>
          <table:table-cell office:value-type="float" office:value="10213500" calcext:value-type="float">
            <text:p>102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,rule</text:p>
          </table:table-cell>
          <table:table-cell office:value-type="float" office:value="817080" calcext:value-type="float">
            <text:p>81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d_mon_sc,rule</text:p>
          </table:table-cell>
          <table:table-cell office:value-type="float" office:value="106220400" calcext:value-type="float">
            <text:p>10622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dd_sc,rule</text:p>
          </table:table-cell>
          <table:table-cell office:value-type="float" office:value="8170800" calcext:value-type="float">
            <text:p>817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3990528" calcext:value-type="float">
            <text:p>33990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year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year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sc_year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2sc_dd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dd_mon,rule</text:p>
          </table:table-cell>
          <table:table-cell office:value-type="float" office:value="849783627" calcext:value-type="float">
            <text:p>8497836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8.12011894723123" calcext:value-type="float">
            <text:p>8,1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d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sc,rule</text:p>
          </table:table-cell>
          <table:table-cell office:value-type="float" office:value="51108354" calcext:value-type="float">
            <text:p>5110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year,rule</text:p>
          </table:table-cell>
          <table:table-cell office:value-type="float" office:value="379942200" calcext:value-type="float">
            <text:p>3799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2sc,rule</text:p>
          </table:table-cell>
          <table:table-cell office:value-type="float" office:value="14298900" calcext:value-type="float">
            <text:p>1429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_sc,rule</text:p>
          </table:table-cell>
          <table:table-cell office:value-type="float" office:value="137146878" calcext:value-type="float">
            <text:p>1371468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sc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_sc,rule</text:p>
          </table:table-cell>
          <table:table-cell office:value-type="float" office:value="159330600" calcext:value-type="float">
            <text:p>15933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6.79704289728536" calcext:value-type="float">
            <text:p>6,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8.68065706382316" calcext:value-type="float">
            <text:p>8,68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_mon,rule</text:p>
          </table:table-cell>
          <table:table-cell office:value-type="float" office:value="19630347" calcext:value-type="float">
            <text:p>19630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_sc,rule</text:p>
          </table:table-cell>
          <table:table-cell office:value-type="float" office:value="87427560" calcext:value-type="float">
            <text:p>8742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sc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23:33.7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3S</meta:editing-duration>
    <meta:editing-cycles>3</meta:editing-cycles>
    <meta:generator>LibreOffice/5.2.0.4$Windows_x86 LibreOffice_project/066b007f5ebcc236395c7d282ba488bca6720265</meta:generator>
    <dc:date>2016-08-13T19:24:35.386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